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61e6" officeooo:paragraph-rsid="00039242"/>
    </style:style>
    <style:style style:name="P2" style:family="paragraph" style:parent-style-name="Standard">
      <style:text-properties officeooo:rsid="0010b0fb" officeooo:paragraph-rsid="00039242"/>
    </style:style>
    <style:style style:name="P3" style:family="paragraph" style:parent-style-name="Standard">
      <style:text-properties officeooo:rsid="0011bde0" officeooo:paragraph-rsid="00039242"/>
    </style:style>
    <style:style style:name="P4" style:family="paragraph" style:parent-style-name="Standard">
      <style:text-properties officeooo:rsid="0011ea36" officeooo:paragraph-rsid="00039242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094a0" officeooo:paragraph-rsid="00039242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39242" officeooo:paragraph-rsid="00039242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11ea36" officeooo:paragraph-rsid="00039242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rsid="0012e7ee" officeooo:paragraph-rsid="0012e7ee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officeooo:rsid="0015f344" officeooo:paragraph-rsid="0015f344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bold" officeooo:rsid="0015f344" officeooo:paragraph-rsid="0018682d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officeooo:rsid="0016603e" officeooo:paragraph-rsid="0016603e" style:font-size-asian="16pt" style:font-weight-asian="bold" style:font-size-complex="16pt" style:font-weight-complex="bold"/>
    </style:style>
    <style:style style:name="P12" style:family="paragraph" style:parent-style-name="Standard">
      <style:paragraph-properties>
        <style:tab-stops>
          <style:tab-stop style:position="6.733cm"/>
        </style:tab-stops>
      </style:paragraph-properties>
      <style:text-properties fo:font-size="16pt" style:text-underline-style="solid" style:text-underline-width="auto" style:text-underline-color="font-color" fo:font-weight="bold" officeooo:rsid="0018682d" officeooo:paragraph-rsid="0018682d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04ccec" officeooo:paragraph-rsid="0004ccec"/>
    </style:style>
    <style:style style:name="P14" style:family="paragraph" style:parent-style-name="Standard">
      <style:text-properties style:text-line-through-style="none" style:text-line-through-type="none" fo:font-size="16pt" style:text-underline-style="solid" style:text-underline-width="auto" style:text-underline-color="font-color" fo:font-weight="bold" officeooo:rsid="0004ccec" officeooo:paragraph-rsid="0004ccec" style:font-size-asian="16pt" style:font-weight-asian="bold" style:font-size-complex="16pt" style:font-weight-complex="bold"/>
    </style:style>
    <style:style style:name="P15" style:family="paragraph" style:parent-style-name="Standard">
      <style:text-properties style:text-line-through-style="none" style:text-line-through-type="none" fo:font-size="16pt" style:text-underline-style="solid" style:text-underline-width="auto" style:text-underline-color="font-color" fo:font-weight="bold" officeooo:rsid="001a44bd" officeooo:paragraph-rsid="001a44bd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063004" officeooo:paragraph-rsid="00063004"/>
    </style:style>
    <style:style style:name="P17" style:family="paragraph" style:parent-style-name="Standard">
      <style:text-properties officeooo:rsid="0007ab29" officeooo:paragraph-rsid="0007ab29"/>
    </style:style>
    <style:style style:name="P18" style:family="paragraph" style:parent-style-name="Standard">
      <style:text-properties officeooo:rsid="000d707d" officeooo:paragraph-rsid="000d707d"/>
    </style:style>
    <style:style style:name="P19" style:family="paragraph" style:parent-style-name="Standard">
      <style:text-properties officeooo:rsid="000efc93" officeooo:paragraph-rsid="000efc93"/>
    </style:style>
    <style:style style:name="P20" style:family="paragraph" style:parent-style-name="Standard">
      <style:text-properties officeooo:rsid="0012e7ee" officeooo:paragraph-rsid="0012e7ee"/>
    </style:style>
    <style:style style:name="P21" style:family="paragraph" style:parent-style-name="Standard">
      <style:text-properties officeooo:rsid="0012e7ee" officeooo:paragraph-rsid="00137324"/>
    </style:style>
    <style:style style:name="P22" style:family="paragraph" style:parent-style-name="Standard">
      <style:text-properties officeooo:rsid="00147814" officeooo:paragraph-rsid="00147814"/>
    </style:style>
    <style:style style:name="P23" style:family="paragraph" style:parent-style-name="Standard">
      <style:text-properties officeooo:rsid="0015f344" officeooo:paragraph-rsid="0015f344"/>
    </style:style>
    <style:style style:name="P24" style:family="paragraph" style:parent-style-name="Standard">
      <style:text-properties officeooo:rsid="0016603e" officeooo:paragraph-rsid="0016603e"/>
    </style:style>
    <style:style style:name="P25" style:family="paragraph" style:parent-style-name="Standard">
      <style:text-properties fo:font-weight="bold" officeooo:rsid="0016603e" officeooo:paragraph-rsid="0016603e" style:font-weight-asian="bold" style:font-weight-complex="bold"/>
    </style:style>
    <style:style style:name="P26" style:family="paragraph" style:parent-style-name="Standard">
      <style:paragraph-properties>
        <style:tab-stops>
          <style:tab-stop style:position="6.733cm"/>
        </style:tab-stops>
      </style:paragraph-properties>
      <style:text-properties fo:font-weight="bold" officeooo:rsid="00178ec4" officeooo:paragraph-rsid="00178ec4" style:font-weight-asian="bold" style:font-weight-complex="bold"/>
    </style:style>
    <style:style style:name="P27" style:family="paragraph" style:parent-style-name="Standard">
      <style:text-properties officeooo:rsid="00168382" officeooo:paragraph-rsid="00168382"/>
    </style:style>
    <style:style style:name="P28" style:family="paragraph" style:parent-style-name="Standard">
      <style:paragraph-properties>
        <style:tab-stops>
          <style:tab-stop style:position="6.733cm"/>
        </style:tab-stops>
      </style:paragraph-properties>
      <style:text-properties fo:font-weight="normal" officeooo:rsid="00178ec4" officeooo:paragraph-rsid="00178ec4" style:font-weight-asian="normal" style:font-weight-complex="normal"/>
    </style:style>
    <style:style style:name="P29" style:family="paragraph" style:parent-style-name="Standard">
      <style:text-properties officeooo:rsid="0018682d" officeooo:paragraph-rsid="0018682d"/>
    </style:style>
    <style:style style:name="P30" style:family="paragraph" style:parent-style-name="Standard">
      <style:text-properties officeooo:rsid="001c12c8" officeooo:paragraph-rsid="001c12c8"/>
    </style:style>
    <style:style style:name="P31" style:family="paragraph" style:parent-style-name="Standard" style:list-style-name="L1">
      <style:text-properties officeooo:rsid="0015f344" officeooo:paragraph-rsid="0015f344"/>
    </style:style>
    <style:style style:name="P32" style:family="paragraph" style:parent-style-name="Standard" style:list-style-name="L1">
      <style:text-properties officeooo:rsid="0015f344" officeooo:paragraph-rsid="0018682d"/>
    </style:style>
    <style:style style:name="P33" style:family="paragraph" style:parent-style-name="Standard">
      <style:text-properties officeooo:rsid="0015f344" officeooo:paragraph-rsid="0018682d"/>
    </style:style>
    <style:style style:name="P34" style:family="paragraph" style:parent-style-name="Standard" style:list-style-name="L1">
      <style:text-properties officeooo:rsid="0018682d" officeooo:paragraph-rsid="0018682d"/>
    </style:style>
    <style:style style:name="P35" style:family="paragraph" style:parent-style-name="Standard">
      <style:text-properties officeooo:rsid="0018682d" officeooo:paragraph-rsid="0018682d"/>
    </style:style>
    <style:style style:name="P36" style:family="paragraph" style:parent-style-name="Standard">
      <style:text-properties officeooo:rsid="001d0d23" officeooo:paragraph-rsid="001d0d23"/>
    </style:style>
    <style:style style:name="P37" style:family="paragraph" style:parent-style-name="Standard">
      <style:text-properties fo:font-size="16pt" style:text-underline-style="solid" style:text-underline-width="auto" style:text-underline-color="font-color" fo:font-weight="bold" officeooo:rsid="001d0d23" officeooo:paragraph-rsid="001d0d23" style:font-size-asian="16pt" style:font-weight-asian="bold" style:font-size-complex="16pt" style:font-weight-complex="bold"/>
    </style:style>
    <style:style style:name="T1" style:family="text">
      <style:text-properties officeooo:rsid="00063004"/>
    </style:style>
    <style:style style:name="T2" style:family="text">
      <style:text-properties officeooo:rsid="0007ab29"/>
    </style:style>
    <style:style style:name="T3" style:family="text">
      <style:text-properties officeooo:rsid="0008843a"/>
    </style:style>
    <style:style style:name="T4" style:family="text">
      <style:text-properties officeooo:rsid="000aea59"/>
    </style:style>
    <style:style style:name="T5" style:family="text">
      <style:text-properties officeooo:rsid="000c342a"/>
    </style:style>
    <style:style style:name="T6" style:family="text">
      <style:text-properties officeooo:rsid="000efc93"/>
    </style:style>
    <style:style style:name="T7" style:family="text">
      <style:text-properties officeooo:rsid="00137324"/>
    </style:style>
    <style:style style:name="T8" style:family="text">
      <style:text-properties officeooo:rsid="00168382"/>
    </style:style>
    <style:style style:name="T9" style:family="text">
      <style:text-properties officeooo:rsid="0018682d"/>
    </style:style>
    <style:style style:name="T10" style:family="text">
      <style:text-properties officeooo:rsid="001e48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luggins Eclipse</text:p>
      <text:p text:style-name="P2">eGit</text:p>
      <text:p text:style-name="P2">SonarLint</text:p>
      <text:p text:style-name="P2">Eclipse Web Developer tools</text:p>
      <text:p text:style-name="P3">Eclipse Docker Tooling</text:p>
      <text:p text:style-name="P6">(Si con estos pluggins no aparece la opcion de crear un proyecyto web dinamico buscar en el marketplace JSP y descargar el pluggin)</text:p>
      <text:p text:style-name="P3"/>
      <text:p text:style-name="P7">Creación de proyectos web dinámicos Eclipse</text:p>
      <text:p text:style-name="P4"/>
      <text:p text:style-name="P4">Cambiar el workspace del proyecto a la carpeta compartida de tomcat (opcional)</text:p>
      <text:p text:style-name="P4">Target runtime: &lt;none&gt;</text:p>
      <text:p text:style-name="P4">Dynamic web module version: 4.0</text:p>
      <text:p text:style-name="P4">Configuration: default</text:p>
      <text:p text:style-name="P4"/>
      <text:p text:style-name="P1">Una vez creado el proyecto, click a properties –&gt; Targeted runtimes –&gt; new –&gt; Apache TomCat 10.0</text:p>
      <text:p text:style-name="P1"/>
      <text:p text:style-name="P14">Repositorios ECLIPSE</text:p>
      <text:p text:style-name="P13"/>
      <text:p text:style-name="P13">-Seleccionar la maquina virtual de Java:</text:p>
      <text:p text:style-name="P13"/>
      <text:p text:style-name="P13"><text:tab/><text:span text:style-name="T1">W</text:span>indow → <text:span text:style-name="T1">P</text:span>reference → <text:span text:style-name="T1">J</text:span>ava → <text:span text:style-name="T1">A</text:span>dd <text:s/>→ <text:s/>(usr/lib/jre)</text:p>
      <text:p text:style-name="P13"/>
      <text:p text:style-name="P16">-Ir al compilador y observar que esta en la version 11</text:p>
      <text:p text:style-name="P16"/>
      <text:p text:style-name="P16">-Vamos a server:</text:p>
      <text:p text:style-name="P13"/>
      <text:p text:style-name="P13"><text:s/><text:tab/><text:span text:style-name="T2">S</text:span><text:span text:style-name="T1">e</text:span>rver → <text:span text:style-name="T2">R</text:span>untime <text:span text:style-name="T2">E</text:span>nvironment → añadir tomcat 10.0</text:p>
      <text:p text:style-name="P13"/>
      <text:p text:style-name="P13"><text:span text:style-name="T2">-C</text:span>rear nuevo proyecto <text:span text:style-name="T2">o si ya esta creado saltar hasta el paso de Git</text:span></text:p>
      <text:p text:style-name="P13"/>
      <text:p text:style-name="P13">-<text:span text:style-name="T2">U</text:span>na vez creado <text:span text:style-name="T2">seleccionamos la maquina virtual y el servidor</text:span></text:p>
      <text:p text:style-name="P13"/>
      <text:p text:style-name="P13"><text:span text:style-name="T2"><text:tab/>P</text:span>roperties<text:span text:style-name="T2">(</text:span>del proyecto<text:span text:style-name="T2">) → </text:span>java build path → jre 11</text:p>
      <text:p text:style-name="P13"/>
      <text:p text:style-name="P16"><text:span text:style-name="T2">-Para el servidor podemos hacerlo desde “Targeted Runtimes” pero </text:span>si desde “<text:span text:style-name="T4">T</text:span>argeted <text:span text:style-name="T4">R</text:span>untime” no se añade el servidor de tomcat podemos añadirlo desde las librerias del proyecto añadiendo add <text:span text:style-name="T5">L</text:span>ibrary</text:p>
      <text:p text:style-name="P16"/>
      <text:p text:style-name="P16"><text:span text:style-name="T2">-U</text:span>na vez creado algun archivo del proyecto en la pestaña inferior “server” nos saldra “stopped , en ese caso le damos a “<text:span text:style-name="T4">S</text:span>tart the <text:span text:style-name="T4">S</text:span>erver”</text:p>
      <text:p text:style-name="P16"/>
      <text:p text:style-name="P16">-Create a new local git repository → Seleccionamo la ruta del workspace</text:p>
      <text:p text:style-name="P16"/>
      <text:p text:style-name="P17">-Configurar remote</text:p>
      <text:p text:style-name="P17"/>
      <text:p text:style-name="P17"><text:tab/>Remotes → Crear Remoto → Configure push → remote name(origin) → change → (ruta <text:tab/>del repositorio de git) → en password ponemos el token de git → Store in secure store → <text:tab/><text:span text:style-name="T3">Finish</text:span></text:p>
      <text:p text:style-name="P17"><text:soft-page-break/><text:tab/><text:span text:style-name="T5">Ref mappings → create or edit a refspec → (+refs/heads/master:refs/heads/master) → Finish <text:tab/>→ SAVE</text:span></text:p>
      <text:p text:style-name="P18"><text:tab/>Configure fetch → <text:span text:style-name="T6">add </text:span>→ + → Next → <text:span text:style-name="T6">+refs/heads/master:refs/remote/origin/master</text:span></text:p>
      <text:p text:style-name="P18"><text:tab/></text:p>
      <text:p text:style-name="P19">window→ Show view → others → git staging</text:p>
      <text:p text:style-name="P17"/>
      <text:p text:style-name="P17"/>
      <text:p text:style-name="P16"/>
      <text:p text:style-name="P16"/>
      <text:p text:style-name="P8">Correr Servlets en Eclipse</text:p>
      <text:p text:style-name="P20"/>
      <text:p text:style-name="P20">Window → preferences → Server → RunTime Environment → Añadir Tomcat 8.0</text:p>
      <text:p text:style-name="P20"/>
      <text:p text:style-name="P20">Window → preferences → Java → Seleccionamos JDK11 → Compilador → Compiler compliance level 1.8</text:p>
      <text:p text:style-name="P20"/>
      <text:p text:style-name="P21">Window → preferences → Server → RunTime Environment → <text:span text:style-name="T7">Editamos Tomcat 8.0 → En JRE seleccionamos java JDK11</text:span></text:p>
      <text:p text:style-name="P21"/>
      <text:p text:style-name="P22">Properties del proyecto → Java Build Path → Revisamos que estamos en la version 11 → Add library → Server Runtime → Tomcat 8 → Remove en Tomcat 11</text:p>
      <text:p text:style-name="P20"/>
      <text:p text:style-name="P22">Properties del proyecto → Java Compiler → Compliance level 1.8</text:p>
      <text:p text:style-name="P22"/>
      <text:p text:style-name="P22">Properties del proyecto → Project Facets → Java: 1.8, Dynamic Web Modules: 3.1</text:p>
      <text:p text:style-name="P22"/>
      <text:p text:style-name="P22"/>
      <text:p text:style-name="P9">REQUISITOS PARA PROYECTO SERVLET</text:p>
      <text:p text:style-name="P23"/>
      <text:list xml:id="list1888808112" text:style-name="L1">
        <text:list-item>
          <text:p text:style-name="P31">Introducir cabecera y footer con JSP</text:p>
        </text:list-item>
        <text:list-item>
          <text:p text:style-name="P31">Hacer control de errores</text:p>
        </text:list-item>
      </text:list>
      <text:p text:style-name="P23"/>
      <text:p text:style-name="P23"/>
      <text:p text:style-name="P11">Proyecto ejemplo Spring</text:p>
      <text:p text:style-name="P24"/>
      <text:p text:style-name="P25">-Service1.java,Service2.java </text:p>
      <text:p text:style-name="P24"/>
      <text:p text:style-name="P24">@Component</text:p>
      <text:p text:style-name="P24">public class Service1{</text:p>
      <text:p text:style-name="P24"><text:tab/>void doSmth() {</text:p>
      <text:p text:style-name="P24"><text:tab/><text:tab/>Syso(“hola”);</text:p>
      <text:p text:style-name="P24"><text:tab/>}</text:p>
      <text:p text:style-name="P24">}</text:p>
      <text:p text:style-name="P24"/>
      <text:p text:style-name="P25">-DependantService.java</text:p>
      <text:p text:style-name="P24"/>
      <text:p text:style-name="P24">private Service1 service1;</text:p>
      <text:p text:style-name="P24">“”””</text:p>
      <text:p text:style-name="P24"/>
      <text:p text:style-name="P24"/>
      <text:p text:style-name="P24"/>
      <text:p text:style-name="P27"><text:soft-page-break/>@Autowired</text:p>
      <text:p text:style-name="P24">public dependantService(<text:span text:style-name="T8">Service1 service1, “”</text:span>){</text:p>
      <text:p text:style-name="P24">this.service1 = service1;</text:p>
      <text:p text:style-name="P24">“”</text:p>
      <text:p text:style-name="P24">}</text:p>
      <text:p text:style-name="P24">void doSmth(){</text:p>
      <text:p text:style-name="P24"><text:tab/>service1.doSmth();</text:p>
      <text:p text:style-name="P24"><text:tab/>“””;</text:p>
      <text:p text:style-name="P24">}</text:p>
      <text:p text:style-name="P24"/>
      <text:p text:style-name="P24"/>
      <text:p text:style-name="P24"/>
      <text:p text:style-name="P25">-DemoIoc2Application.java</text:p>
      <text:p text:style-name="P24"/>
      <text:p text:style-name="P24">@SpringBootApplication</text:p>
      <text:p text:style-name="P24"/>
      <text:p text:style-name="P24">public class DemoIoc2Application{</text:p>
      <text:p text:style-name="P24"><text:tab/>public static void main(String[] args) {</text:p>
      <text:p text:style-name="P24"><text:tab/><text:tab/>ApplicationContext ctx = SpringApplication.run(DemoIoc2Application.class, args);</text:p>
      <text:p text:style-name="P24"/>
      <text:p text:style-name="P24"><text:tab/><text:tab/>((DependantService) ctx.getBean(“dependantService”)).doSmth();</text:p>
      <text:p text:style-name="P24"><text:tab/>}</text:p>
      <text:p text:style-name="P24">}</text:p>
      <text:p text:style-name="P24"/>
      <text:p text:style-name="P24"/>
      <text:p text:style-name="P12">DEPENDENDCIAS</text:p>
      <text:p text:style-name="P26"/>
      <text:p text:style-name="P28">Web</text:p>
      <text:p text:style-name="P28">Thymeleaf</text:p>
      <text:p text:style-name="P28">Devtools</text:p>
      <text:p text:style-name="P28">Validation</text:p>
      <text:p text:style-name="P27"/>
      <text:p text:style-name="P15">PROYECTO SPRING</text:p>
      <text:p text:style-name="P29"/>
      <text:p text:style-name="P29">Cliente tiene que tener listado de pedidos realizados</text:p>
      <text:p text:style-name="P29">Debe poder editar un pedido</text:p>
      <text:p text:style-name="P29">La parte de productos debe de ser un servicio</text:p>
      <text:p text:style-name="P29"/>
      <text:p text:style-name="P29">Login/Productos/Envio/Fin</text:p>
      <text:p text:style-name="P29"/>
      <text:p text:style-name="P29">Listado Pedido –&gt; Edicion pedido</text:p>
      <text:p text:style-name="P29"/>
      <text:p text:style-name="P30">@Autowired httpsession sesion;</text:p>
      <text:p text:style-name="P29"/>
      <text:p text:style-name="P10">REQUISITOS PARA PROYECTO <text:span text:style-name="T9">SPRING</text:span></text:p>
      <text:p text:style-name="P33"/>
      <text:list xml:id="list115603821473066" text:continue-numbering="true" text:style-name="L1">
        <text:list-item>
          <text:p text:style-name="P32">Hacer control de errores</text:p>
        </text:list-item>
        <text:list-item>
          <text:p text:style-name="P34">Al finalizar pedido permitir hacer otro o desloguear</text:p>
        </text:list-item>
        <text:list-item>
          <text:p text:style-name="P34">Modelo: Usuario(Nombre, contra, email) Producto (Nombre, precio) Pedido(Array&lt;Producto&gt;, <text:s/>usuario)</text:p>
        </text:list-item>
      </text:list>
      <text:p text:style-name="P29"/>
      <text:p text:style-name="P37"><text:soft-page-break/>Dependencias Spring con DB</text:p>
      <text:p text:style-name="P36"/>
      <text:p text:style-name="P36">Thymeleaf</text:p>
      <text:p text:style-name="P36">DevTools</text:p>
      <text:p text:style-name="P36">Spring Data JPA</text:p>
      <text:p text:style-name="P36">Spring Web</text:p>
      <text:p text:style-name="P36">(MariaDB <text:span text:style-name="T10">Driver</text:span>)(MySQL Driver)</text:p>
      <text:p text:style-name="P36">Valid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08:37:09.372546657</meta:creation-date>
    <dc:date>2022-01-10T10:26:27.083205018</dc:date>
    <meta:editing-duration>PT1H53M4S</meta:editing-duration>
    <meta:editing-cycles>17</meta:editing-cycles>
    <meta:generator>LibreOffice/7.0.4.2$Linux_X86_64 LibreOffice_project/00$Build-2</meta:generator>
    <meta:document-statistic meta:table-count="0" meta:image-count="0" meta:object-count="0" meta:page-count="4" meta:paragraph-count="91" meta:word-count="537" meta:character-count="3564" meta:non-whitespace-character-count="3095"/>
  </office:meta>
</office:document-meta>
</file>